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1.3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9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>
      <style:table-cell-properties fo:background-color="#ff0000" fo:border="0.74pt solid #000000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2a6099" fo:border="0.74pt solid #000000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43cm" fo:min-width="0.443cm" fo:padding-top="0.025cm" fo:padding-bottom="0.025cm" fo:padding-left="0.025cm" fo:padding-right="0.025cm"/>
      <style:paragraph-properties fo:text-align="center"/>
    </style:style>
    <style:style style:name="gr2" style:family="graphic">
      <style:graphic-properties draw:stroke="none" svg:stroke-color="#000000" draw:fill="solid" draw:fill-color="#ffffff" fo:min-height="0.577cm"/>
      <style:paragraph-properties style:writing-mode="lr-tb" fo:text-align="center"/>
      <style:text-properties fo:letter-spacing="0.035cm" fo:font-weight="bold" style:letter-kerning="false" style:font-weight-asian="bold" style:font-weight-complex="bold"/>
    </style:style>
    <style:style style:name="gr3" style:family="graphic">
      <style:graphic-properties svg:stroke-width="0.05cm" svg:stroke-color="#000000" draw:marker-start="Concave" draw:marker-start-width="0.275cm" draw:marker-end-width="0.275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4" style:family="graphic">
      <style:graphic-properties draw:stroke="none" svg:stroke-color="#000000" draw:fill="solid" draw:fill-color="#ffffff" fo:min-height="0.526cm"/>
      <style:paragraph-properties style:writing-mode="lr-tb"/>
      <style:text-properties fo:font-weight="bold" style:letter-kerning="false" style:font-weight-asian="bold" style:font-weight-complex="bold"/>
    </style:style>
    <style:style style:name="gr5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93cm" fo:min-width="0.393cm" fo:padding-top="0.025cm" fo:padding-bottom="0.025cm" fo:padding-left="0.025cm" fo:padding-right="0.025cm"/>
      <style:paragraph-properties fo:text-align="center"/>
    </style:style>
    <style:style style:name="gr6" style:family="graphic">
      <style:graphic-properties draw:stroke="none" svg:stroke-color="#000000" draw:fill="solid" draw:fill-color="#ffffff" fo:min-height="0.602cm"/>
      <style:paragraph-properties style:writing-mode="lr-tb" fo:text-align="center"/>
      <style:text-properties fo:letter-spacing="0.035cm" fo:font-weight="bold" style:letter-kerning="false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etter-spacing="0.035cm" fo:font-weight="bold" style:letter-kerning="false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letter-spacing="0.035cm" fo:font-weight="bold" style:letter-kerning="false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letter-kerning="false" style:font-weight-asian="bold" style:font-weight-complex="bold"/>
    </style:style>
    <style:style style:name="P6" style:family="paragraph">
      <loext:graphic-properties draw:fill="solid" draw:fill-color="#ffffff"/>
      <style:text-properties fo:font-weight="bold" style:letter-kerning="false" style:font-weight-asian="bold" style:font-weight-complex="bold"/>
    </style:style>
    <style:style style:name="T1" style:family="text">
      <style:text-properties fo:letter-spacing="0.035cm" fo:font-weight="bold" style:letter-kerning="false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625cm" svg:height="0.625cm" svg:x="5.65cm" svg:y="6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name="Text Frame 1" draw:style-name="gr2" draw:text-style-name="P3" svg:width="2.32cm" svg:height="0.577cm" svg:x="3.405cm" svg:y="14.408cm">
            <draw:text-box>
              <text:p text:style-name="P2"><text:span text:style-name="T1">fixed tile</text:span></text:p>
            </draw:text-box>
          </draw:frame>
          <draw:line draw:z-index="10" draw:name="Line 1" draw:style-name="gr3" draw:text-style-name="P4" svg:x1="2.757cm" svg:y1="9.215cm" svg:x2="4.103cm" svg:y2="9.365cm">
            <text:p/>
          </draw:line>
          <draw:line draw:z-index="11" draw:name="Horizontal line 1" draw:style-name="gr3" draw:text-style-name="P4" svg:x1="7.617cm" svg:y1="9.716cm" svg:x2="6.174cm" svg:y2="9.541cm">
            <text:p/>
          </draw:line>
        </table:shapes>
        <table:table-column table:style-name="co1" table:default-cell-style-name="ce1"/>
        <table:table-column table:style-name="co2" table:default-cell-style-name="ce4"/>
        <table:table-column table:style-name="co2" table:number-columns-repeated="10" table:default-cell-style-name="ce5"/>
        <table:table-column table:style-name="co2" table:default-cell-style-name="ce4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12"/>
        <table:table-column table:style-name="co3" table:default-cell-style-name="ce1"/>
        <table:table-column table:style-name="co2" table:number-columns-repeated="4" table:default-cell-style-name="ce12"/>
        <table:table-column table:style-name="co3" table:default-cell-style-name="ce1"/>
        <table:table-column table:style-name="co2" table:number-columns-repeated="4" table:default-cell-style-name="ce12"/>
        <table:table-column table:style-name="co3" table:default-cell-style-name="ce1"/>
        <table:table-column table:style-name="co2" table:number-columns-repeated="4" table:default-cell-style-name="ce12"/>
        <table:table-column table:style-name="co1" table:default-cell-style-name="ce1"/>
        <table:table-row table:style-name="ro1">
          <table:table-cell/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11</text:p>
          </table:table-cell>
          <table:table-cell table:number-columns-repeated="3"/>
          <table:table-cell table:style-name="ce10" office:value-type="string" calcext:value-type="string" table:number-columns-spanned="4" table:number-rows-spanned="1">
            <text:p>0°</text:p>
            <text:p>Rotated</text:p>
          </table:table-cell>
          <table:covered-table-cell table:number-columns-repeated="3" table:style-name="ce1"/>
          <table:table-cell/>
          <table:table-cell table:style-name="ce10" office:value-type="string" calcext:value-type="string" table:number-columns-spanned="4" table:number-rows-spanned="1">
            <text:p>90°</text:p>
            <text:p>Rotated</text:p>
          </table:table-cell>
          <table:covered-table-cell table:number-columns-repeated="3" table:style-name="ce1"/>
          <table:table-cell/>
          <table:table-cell table:style-name="ce10" office:value-type="string" calcext:value-type="string" table:number-columns-spanned="4" table:number-rows-spanned="1">
            <text:p>180°</text:p>
            <text:p>Rotated</text:p>
          </table:table-cell>
          <table:covered-table-cell table:number-columns-repeated="3" table:style-name="ce1"/>
          <table:table-cell/>
          <table:table-cell table:style-name="ce10" office:value-type="string" calcext:value-type="string" table:number-columns-spanned="4" table:number-rows-spanned="1">
            <text:p>270°</text:p>
            <text:p>Rotated</text:p>
          </table:table-cell>
          <table:covered-table-cell table:number-columns-repeated="3" table:style-name="ce1"/>
          <table:table-cell/>
        </table:table-row>
        <table:table-row table:style-name="ro2">
          <table:table-cell office:value-type="string" calcext:value-type="string">
            <text:p>R0 (invisible)</text:p>
          </table:table-cell>
          <table:table-cell table:style-name="ce3" table:number-columns-repeated="12"/>
          <table:table-cell table:number-columns-repeated="2"/>
          <table:table-cell table:style-name="ce9" office:value-type="string" calcext:value-type="string" table:number-columns-spanned="1" table:number-rows-spanned="4">
            <text:p>I-Block</text:p>
          </table:table-cell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</text:p>
          </table:table-cell>
          <table:table-cell table:number-columns-repeated="14"/>
          <table:covered-table-cell/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4"/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4"/>
          <table:covered-table-cell/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4</text:p>
          </table:table-cell>
          <table:table-cell table:number-columns-repeated="1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table:number-columns-repeated="14"/>
          <table:table-cell table:style-name="ce9" office:value-type="string" calcext:value-type="string" table:number-columns-spanned="1" table:number-rows-spanned="4">
            <text:p>S-Block</text:p>
          </table:table-cell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 table:number-columns-repeated="14"/>
          <table:covered-table-cell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7</text:p>
          </table:table-cell>
          <table:table-cell table:number-columns-repeated="14"/>
          <table:covered-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table:number-columns-repeated="4"/>
          <table:table-cell>
            <draw:frame draw:z-index="9" draw:name="Text Frame 3" draw:style-name="gr4" draw:text-style-name="P6" svg:width="1.412cm" svg:height="0.526cm" svg:x="0.258cm" svg:y="0.15cm">
              <draw:text-box>
                <text:p text:style-name="P5"><text:span text:style-name="T1">tile</text:span></text:p>
              </draw:text-box>
            </draw:frame>
          </table:table-cell>
          <table:table-cell table:number-columns-repeated="9"/>
          <table:covered-table-cell/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9</text:p>
          </table:table-cell>
          <table:table-cell table:number-columns-repeated="5"/>
          <table:table-cell>
            <draw:line draw:z-index="16" draw:name="Horizontal line 6" draw:style-name="gr3" draw:text-style-name="P4" svg:x1="1.048cm" svg:y1="1.303cm" svg:x2="0.422cm" svg:y2="0.25cm">
              <text:p/>
            </draw:line>
          </table:table-cell>
          <table:table-cell table:number-columns-repeated="9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table:number-columns-repeated="14"/>
          <table:table-cell table:style-name="ce9" office:value-type="string" calcext:value-type="string" table:number-columns-spanned="1" table:number-rows-spanned="4">
            <text:p>Z-Block</text:p>
          </table:table-cell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1</text:p>
          </table:table-cell>
          <table:table-cell table:number-columns-repeated="14"/>
          <table:covered-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2</text:p>
          </table:table-cell>
          <table:table-cell table:number-columns-repeated="14"/>
          <table:covered-table-cell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3</text:p>
          </table:table-cell>
          <table:table-cell table:number-columns-repeated="14"/>
          <table:covered-table-cell/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4</text:p>
          </table:table-cell>
          <table:table-cell table:number-columns-repeated="1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table:number-columns-repeated="14"/>
          <table:table-cell table:style-name="ce9" office:value-type="string" calcext:value-type="string" table:number-columns-spanned="1" table:number-rows-spanned="4">
            <text:p>T-Block</text:p>
          </table:table-cell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16</text:p>
            <draw:custom-shape draw:z-index="6" draw:name="Shape 7" draw:style-name="gr5" draw:text-style-name="P1" svg:width="0.625cm" svg:height="0.625cm" svg:x="2.162cm" svg:y="0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frame draw:z-index="8" draw:name="Text Frame 2" draw:style-name="gr6" draw:text-style-name="P3" svg:width="1.972cm" svg:height="0.937cm" svg:x="0.444cm" svg:y="0.33cm">
              <draw:text-box>
                <text:p text:style-name="P2"><text:span text:style-name="T1">border tile</text:span></text:p>
              </draw:text-box>
            </draw:frame>
          </table:table-cell>
          <table:table-cell table:number-columns-repeated="10"/>
          <table:covered-table-cell/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table:number-columns-repeated="10"/>
          <table:table-cell>
            <draw:custom-shape draw:z-index="1" draw:name="Shape 2" draw:style-name="gr5" draw:text-style-name="P1" svg:width="0.625cm" svg:height="0.625cm" svg:x="0.415cm" svg:y="0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covered-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8</text:p>
          </table:table-cell>
          <table:table-cell table:number-columns-repeated="7"/>
          <table:table-cell>
            <draw:line draw:z-index="15" draw:name="Horizontal line 5" draw:style-name="gr3" draw:text-style-name="P4" svg:x1="1.672cm" svg:y1="3.436cm" svg:x2="0.273cm" svg:y2="0.425cm">
              <text:p/>
            </draw:line>
          </table:table-cell>
          <table:table-cell table:number-columns-repeated="6"/>
          <table:covered-table-cell/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19</text:p>
          </table:table-cell>
          <table:table-cell table:number-columns-repeated="15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table:number-columns-repeated="14"/>
          <table:table-cell table:style-name="ce9" office:value-type="string" calcext:value-type="string" table:number-columns-spanned="1" table:number-rows-spanned="4">
            <text:p>L-Block</text:p>
          </table:table-cell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1</text:p>
          </table:table-cell>
          <table:table-cell table:number-columns-repeated="3"/>
          <table:table-cell>
            <draw:custom-shape draw:z-index="2" draw:name="Shape 3" draw:style-name="gr5" draw:text-style-name="P1" svg:width="0.625cm" svg:height="0.625cm" svg:x="0.416cm" svg:y="0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"/>
          <table:covered-table-cell/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2</text:p>
          </table:table-cell>
          <table:table-cell table:number-columns-repeated="2"/>
          <table:table-cell table:style-name="ce6" table:number-columns-repeated="4"/>
          <table:table-cell table:number-columns-repeated="8"/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3</text:p>
          </table:table-cell>
          <table:table-cell/>
          <table:table-cell>
            <draw:custom-shape draw:z-index="4" draw:name="Shape 5" draw:style-name="gr5" draw:text-style-name="P1" svg:width="0.625cm" svg:height="0.625cm" svg:x="0.416cm" svg:y="0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7"/>
          <table:table-cell/>
          <table:table-cell>
            <draw:line draw:z-index="13" draw:name="Horizontal line 3" draw:style-name="gr3" draw:text-style-name="P4" svg:x1="0.273cm" svg:y1="0.05cm" svg:x2="0.075cm" svg:y2="2.658cm">
              <text:p/>
            </draw:line>
          </table:table-cell>
          <table:table-cell table:number-columns-repeated="9"/>
          <table:covered-table-cell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24</text:p>
          </table:table-cell>
          <table:table-cell table:number-columns-repeated="2"/>
          <table:table-cell table:style-name="ce7"/>
          <table:table-cell table:number-columns-repeated="2"/>
          <table:table-cell>
            <draw:custom-shape draw:z-index="3" draw:name="Shape 4" draw:style-name="gr5" draw:text-style-name="P1" svg:width="0.625cm" svg:height="0.625cm" svg:x="0.416cm" svg:y="0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8"/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table:number-columns-repeated="2"/>
          <table:table-cell table:style-name="ce7">
            <draw:line draw:z-index="12" draw:name="Horizontal line 2" draw:style-name="gr3" draw:text-style-name="P4" svg:x1="0.273cm" svg:y1="0.05cm" svg:x2="0.598cm" svg:y2="1.78cm">
              <text:p/>
            </draw:line>
          </table:table-cell>
          <table:table-cell table:style-name="ce7"/>
          <table:table-cell/>
          <table:table-cell table:style-name="ce8" table:number-columns-repeated="3"/>
          <table:table-cell/>
          <table:table-cell>
            <draw:custom-shape draw:z-index="5" draw:name="Shape 6" draw:style-name="gr5" draw:text-style-name="P1" svg:width="0.625cm" svg:height="0.625cm" svg:x="0.392cm" svg:y="0.3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 table:style-name="ce9" office:value-type="string" calcext:value-type="string" table:number-columns-spanned="1" table:number-rows-spanned="4">
            <text:p>J-Block</text:p>
          </table:table-cell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  <table:table-cell table:style-name="ce11" office:value-type="string" calcext:value-type="string">
            <text:p>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6</text:p>
          </table:table-cell>
          <table:table-cell/>
          <table:table-cell table:style-name="ce4" table:number-columns-repeated="4"/>
          <table:table-cell table:style-name="ce4">
            <draw:line draw:z-index="14" draw:name="Horizontal line 4" draw:style-name="gr3" draw:text-style-name="P4" svg:x1="0.648cm" svg:y1="0.075cm" svg:x2="0.149cm" svg:y2="1.328cm">
              <text:p/>
            </draw:line>
          </table:table-cell>
          <table:table-cell table:style-name="ce4" table:number-columns-repeated="5"/>
          <table:table-cell table:number-columns-repeated="3"/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repeated="12"/>
          <table:table-cell table:number-columns-repeated="2"/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 table:number-columns-repeated="12"/>
          <table:table-cell table:number-columns-repeated="2"/>
          <table:covered-table-cell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1" table:number-columns-repeated="12"/>
          <table:table-cell table:number-columns-repeated="3"/>
          <table:table-cell table:style-name="Default" table:number-columns-repeated="4"/>
          <table:table-cell/>
          <table:table-cell table:style-name="ce13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table:number-columns-repeated="12"/>
          <table:table-cell table:number-columns-repeated="2"/>
          <table:table-cell table:style-name="ce9" office:value-type="string" calcext:value-type="string" table:number-columns-spanned="1" table:number-rows-spanned="4">
            <text:p>O-Block</text:p>
          </table:table-cell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Default" table:number-columns-repeated="14"/>
          <table:table-cell/>
          <table:covered-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Default" table:number-columns-repeated="14"/>
          <table:table-cell/>
          <table:covered-table-cell/>
          <table:table-cell table:number-columns-repeated="20"/>
        </table:table-row>
        <table:table-row table:style-name="ro2">
          <table:table-cell table:style-name="Default" table:number-columns-repeated="14"/>
          <table:table-cell/>
          <table:covered-table-cell/>
          <table:table-cell table:number-columns-repeated="20"/>
        </table:table-row>
        <table:table-row table:style-name="ro2" table:number-rows-repeated="3">
          <table:table-cell table:style-name="Default" table:number-columns-repeated="14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21"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6"/>
          <table:table-cell table:style-name="ce11" office:value-type="string" calcext:value-type="string">
            <text:p>P</text:p>
          </table:table-cell>
          <table:table-cell table:number-columns-repeated="3"/>
          <table:table-cell table:style-name="Default" table:number-columns-repeated="11"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Default" table:number-columns-repeated="11"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6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Default" table:number-columns-repeated="11"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6"/>
          <table:table-cell table:number-columns-repeated="4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nl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Concave" svg:viewBox="0 0 1131 1580" svg:d="M1013 1491l118 89-567-1580-564 1580 114-85 136-68 148-46 161-17 161 13 153 46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0:49:45.209980643</meta:creation-date>
    <dc:date>2025-07-17T11:25:09.047366129</dc:date>
    <meta:editing-duration>PT35M20S</meta:editing-duration>
    <meta:editing-cycles>10</meta:editing-cycles>
    <meta:generator>LibreOffice/7.4.7.2$Linux_X86_64 LibreOffice_project/40$Build-2</meta:generator>
    <meta:document-statistic meta:table-count="1" meta:cell-count="191" meta:object-count="17"/>
  </office:meta>
</office:document-meta>
</file>